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language="de" fo:country="DE"/>
    </style:style>
    <style:style style:name="P3" style:family="paragraph" style:parent-style-name="Standard" style:list-style-name="L1">
      <style:text-properties fo:language="de" fo:country="DE"/>
    </style:style>
    <style:style style:name="P4" style:family="paragraph" style:parent-style-name="Standard">
      <style:text-properties fo:language="en" fo:country="GB"/>
    </style:style>
    <style:style style:name="P5" style:family="paragraph" style:parent-style-name="Standard" style:list-style-name="L1">
      <style:text-properties fo:language="en" fo:country="GB"/>
    </style:style>
    <style:style style:name="P6"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language="en" fo:country="GB"/>
    </style:style>
    <style:style style:name="T2" style:family="text">
      <style:text-properties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twurf P1:</text:p>
      <text:p text:style-name="Standard"/>
      <text:p text:style-name="P7">Datenstruktur</text:p>
      <text:p text:style-name="Standard">Die <text:span text:style-name="T1">Klausurs</text:span>töße <text:span text:style-name="T1">werden als </text:span><text:span text:style-name="T2">leicht modifizierte </text:span><text:span text:style-name="T1">Queues implementiert (last in, first out).</text:span></text:p>
      <text:p text:style-name="Standard"><text:span text:style-name="T2">Die Queue gibt keine Referen</text:span><text:span text:style-name="T1">zen aus ohne das Objekt wirklich aus sich zu entfernden. D.h. die Queue bietet zum Zugriff nur Methoden an, die die Elemente auch aus ihr Entfernen.</text:span></text:p>
      <text:p text:style-name="Standard"><text:span text:style-name="T1">Dies werden sein: </text:span><text:span text:style-name="T2">dequeue</text:span><text:span text:style-name="T1">() und tail().</text:span></text:p>
      <text:p text:style-name="Standard"><text:span text:style-name="T1">Tail() garantiert nicht, dass alle Objekte, die zurueckgegeben werden, auch wirklich zu diesem Zeitpunkt der tail() waren. Dazu mehr in der Umverteilungsstrategie</text:span><text:span text:style-name="T2">/Zugriffssicherung.</text:span></text:p>
      <text:p text:style-name="Standard"><text:span text:style-name="T2">dequeue</text:span><text:span text:style-name="T1">() gibt das erste Element der queue zurueck. Es bleibt dem Aufrufer der Methode ueberlassen, zu </text:span><text:span text:style-name="T2">überprüfen, ob die Queue leer ist.</text:span></text:p>
      <text:p text:style-name="Standard"><text:span text:style-name="T2">enqueue</text:span><text:span text:style-name="T1">(Exam a) h</text:span><text:span text:style-name="T2">ängt </text:span><text:span text:style-name="T1">das Element hinten an.</text:span></text:p>
      <text:p text:style-name="Standard"><text:span text:style-name="T1">Tail() liefert alle Elemente au</text:span><text:span text:style-name="T2">ßer das erste zurück </text:span><text:span text:style-name="T1">und l</text:span><text:span text:style-name="T2">öscht sie aus der Queue.</text:span></text:p>
      <text:p text:style-name="Standard"><text:span text:style-name="T1">Auf einen Sto</text:span><text:span text:style-name="T2">ß haben maximal </text:span><text:span text:style-name="T1">drei</text:span><text:span text:style-name="T2"> Threads/</text:span><text:span text:style-name="T1">Personen</text:span><text:span text:style-name="T2"> Zugriff:</text:span></text:p>
      <text:list xml:id="list3063051383517425789" text:style-name="L1">
        <text:list-item>
          <text:list>
            <text:list-item>
              <text:p text:style-name="P1"><text:span text:style-name="T1">zwei Assistenten:</text:span></text:p>
              <text:list>
                <text:list-item>
                  <text:p text:style-name="P1"><text:span text:style-name="T1">einer als </text:span><text:span text:style-name="T2">„Befüller“</text:span></text:p>
                </text:list-item>
                <text:list-item>
                  <text:p text:style-name="P1"><text:span text:style-name="T2">einer als „Entnehmer“</text:span></text:p>
                </text:list-item>
              </text:list>
            </text:list-item>
            <text:list-item>
              <text:p text:style-name="P3">der Professor um einer der folgenden Beschäftigungen nachzugehen:</text:p>
              <text:list>
                <text:list-item>
                  <text:p text:style-name="P5">umverteilen</text:p>
                </text:list-item>
                <text:list-item>
                  <text:p text:style-name="P5">in Variante b zum <text:span text:style-name="T2">überprüfen des Ende der Korrektur</text:span></text:p>
                </text:list-item>
              </text:list>
            </text:list-item>
          </text:list>
        </text:list-item>
      </text:list>
      <text:p text:style-name="P4"><text:span text:style-name="T2"/></text:p>
      <text:p text:style-name="P6"><text:span text:style-name="T2">Zugriffssicherung durch Datentruktur</text:span></text:p>
      <text:p text:style-name="P4">Durch die Datenstruktur der Queue ist garantiert, dass auch ohne umsortieren alle Klausuren bearbeitet werden. Da man an die Exams nur <text:span text:style-name="T2">über die Queues drankommt wenn man sich im Besitz des impliziten Locks der Queue befindet, ist garantiert, dass immer nur maximal eine Person eine Klausur bearbeitet. Der Nachteil ist, dass man bei Variante B immer auch zusätzlich die Assistenten prüfen muss statt nur die Größe der Stöße. </text:span>D.h. in Variante b) muss der Professor erst einmal in die Runde fragen, ob noch jemand eine Klausur am bearbeiten ist, da diese sich ja nicht im Sto<text:span text:style-name="T2">ß befinden würde. Ist dies der Fall, kann er aber seine Überprüfung sofort abbrechen. Danach müsste er allerdings alle Stöße locken und nachschauen, ob sie alle leer sind. Da die Assistenten aber selber wissen, ob sie noch was auf ihrem Stoß Klausuren haben bzw. der Professor nicht nachfragt, wenn er Klausuren umverteilt, können die Assistenten auf die Frage, ob sie grade beschäftigt sind auch einfach mit ja antworten, falls sie entweder grade am korrigieren sind oder noch auf ihrem ToDo-Stoß Klausuren haben.</text:span></text:p>
      <text:p text:style-name="P4"><text:span text:style-name="T2">Die Assistenten benutzen nur d</text:span>equeue <text:span text:style-name="T2">und </text:span>enqueue. Der Professor benutzt auf seinem eigenen <text:span text:style-name="T2">Stoß dequeue</text:span> bzw. <text:span text:style-name="T2">a</text:span>uf dem <text:span text:style-name="T2">Stoß der fertigen Klausuren enqueue. Auf den Stößen </text:span>der Assistenten benutzt er nur zum umsortieren tail(). Da w<text:span text:style-name="T2">ährend eines aufruf von tail</text:span>() zwei dequeue() aufrufe stattfinden k<text:span text:style-name="T2">önnen, </text:span>wird dequeue <text:span text:style-name="T2">während t</text:span>ail() warten. So kann der Prof niemals auf eine Klausur zugreifen, auf die ein Assistent zugreifen will. Auf der anderen Seite wird tail() nicht garantieren, dass <text:s/>es wirklich der komplette Tail war. Enqueued ein Assistent w<text:span text:style-name="T2">ährend des Aufrufs von tail() so kann es passieren, dass dieses Element nicht mehr mit tail</text:span>() <text:span text:style-name="T2">zurückgegeben </text:span>wird. So ist es uns leichter den von uns angestrebten initialen Zustand der Umverteilungsstrategie zu erreichen, in der jeder mindestens eine Klausur haben sollte.<text:span text:style-name="T2"> </text:span>Damit der Professor nicht durch dauerhaftes tail() aufrufen deque() blockiert, muss die Bedingung zum Umverteilen sinnvoll gew<text:span text:style-name="T2">ählt werden.</text:span></text:p>
      <text:p text:style-name="P4"><text:span text:style-name="T2"/></text:p>
      <text:p text:style-name="P6">Umverteilungsstrategie</text:p>
      <text:p text:style-name="P4">Da man in keinem Fall schneller werden kann, als der langsamste Assistent f<text:span text:style-name="T2">ür die Korrektur seiner Aufgabe in allen Klausuren braucht, sollte dieser auch niemals arbeitslos werden können, denn er stellt das Optimum dar. Eine optimale Verteilung in diesem Sinne muss also dafür sorgen, dass der langsamste Assistent als letztes fertig und niemals arbeitslos wird.</text:span></text:p>
      <text:p text:style-name="P4">Ein guter Ansatz sieht wie folgt aus.</text:p>
      <text:p text:style-name="P4">Sei 1 der schnellste Assistent und x der langsamste.</text:p>
      <text:p text:style-name="P4">F<text:span text:style-name="T2">ür alle </text:span>Assistenten<text:span text:style-name="T2"> y <text:s/></text:span>mit 1 &lt; y &lt; xsoll gelten:</text:p>
      <text:p text:style-name="P4">Assistent y ist schneller als Assistent (y+1) und Assistent y ist langsamer als (y-1).</text:p>
      <text:p text:style-name="P2">Sei K die Anzahl der Klausuren <text:span text:style-name="T1">und A die Anzahl der Assistenten so sieht die Reihenfolge wie folgt aus:</text:span></text:p>
      <text:p text:style-name="P2"><text:span text:style-name="T1">So legt Assistent x immer seine korrigierten Klausuren auf die von Assistent (x + 1) % A. Dementsprechend nimmt Assistent (x + 1) % A diesem Sto</text:span>ß.</text:p>
      <text:p text:style-name="P4">Die Verteilung ist nun wie folgt definiert<text:span text:style-name="T2">:</text:span></text:p>
      <text:p text:style-name="P4">Jeder Assistent bekommt 1 Klausur auf seinen ToDo-Sto<text:span text:style-name="T2">ß. D</text:span>er Rest geht an Assistent 1. Da Assistent x per Definition schneller als Assistent x + 1 mit x &lt; A ist, landen wir im optimalen Fall, wenn es gilt, dass Assistent A-1 die erste von Assistent A korrigierte Klausur korrigiert hat, bevor Assistent A arbeitslos wird.</text:p>
      <text:p text:style-name="P4">Dieser Ansatz funktioniert gut, wenn gen<text:span text:style-name="T2">ügend Klausuren da sind. Verfeinerung fü</text:span>r den Nicht-Optimalen Fall h<text:span text:style-name="T2">ängen von unserer Implementierungsgeschwindigkeit ab.</text:span></text:p>
      <text:p text:style-name="P4"><text:span text:style-name="T2">Da wir die Sitzordnung nicht verändern dürfen, müssen wir diese </text:span>durch<text:span text:style-name="T2"> Umverteilung zur Einhaltung dieser Reihenfolge durch den Professor implementieren.</text:span></text:p>
      <text:p text:style-name="P4"><text:span text:style-name="T2">Außerdem ist diese Umverteilung nur dann sinnvoll, wenn es gelingt den langsamsten Assistenten zu finden. Dies kann je nach Implementierung der Korrektur schwanken. Da sie aber in unserer momentanen Version den Hashwert benutzt ist sie unter der Vorrausset</text:span>zung von gleichbleibender Rechenleistung konstant.</text:p>
      <text:p text:style-name="P4">Au<text:span text:style-name="T2">ßerdem gehen wir davon aus, dass der Prof viel schneller ist, als ein Assistent für eine Aufgabe brauch. So sollte er immer genug Zeit zum umverteilen haben, ohne dass sich Klausuren bei ihm Stauen und das finale Ende behindern, weil sie noch zu korrigieren si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7T12:33:10.63</meta:creation-date>
    <dc:date>2012-07-07T15:08:13.39</dc:date>
    <meta:editing-duration>PT1H11M18S</meta:editing-duration>
    <meta:editing-cycles>7</meta:editing-cycles>
    <meta:generator>OpenOffice.org/3.4$Win32 OpenOffice.org_project/340m1$Build-9590</meta:generator>
    <meta:document-statistic meta:table-count="0" meta:image-count="0" meta:object-count="0" meta:page-count="1" meta:paragraph-count="33" meta:word-count="809" meta:character-count="5207"/>
  </office:meta>
</office:document-meta>
</file>